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B2]+[.C2]+[.D2]"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3850" calcext:value-type="float">
            <text:p>3850</text:p>
          </table:table-cell>
          <table:table-cell office:value-type="float" office:value="187" calcext:value-type="float">
            <text:p>187</text:p>
          </table:table-cell>
          <table:table-cell office:value-type="float" office:value="383" calcext:value-type="float">
            <text:p>383</text:p>
          </table:table-cell>
          <table:table-cell table:formula="of:=[.B3]+[.C3]+[.D3]"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5085" calcext:value-type="float">
            <text:p>5085</text:p>
          </table:table-cell>
          <table:table-cell office:value-type="float" office:value="831" calcext:value-type="float">
            <text:p>831</text:p>
          </table:table-cell>
          <table:table-cell office:value-type="float" office:value="1618" calcext:value-type="float">
            <text:p>1618</text:p>
          </table:table-cell>
          <table:table-cell table:formula="of:=[.B4]+[.C4]+[.D4]" office:value-type="float" office:value="7534" calcext:value-type="float">
            <text:p>7534</text:p>
          </table:table-cell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B5]+[.C5]+[.D5]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ca.datagrid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]+[.C8]+[.D8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c/app/ca.datagrid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]+[.C9]+[.D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ca.datagrid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B10]+[.C10]+[.D10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collaborate.auditTrail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collaborate.auditTrail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]+[.C12]+[.D12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collaborate.auditTrail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collaborate.messageContent.component.css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14]+[.C14]+[.D14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collaborate.messageContent.component.html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5]+[.C15]+[.D15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rc/app/collaborate.messageContent.component.ts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[.B16]+[.C16]+[.D16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B17]+[.C17]+[.D17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8]+[.C18]+[.D18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[.B19]+[.C19]+[.D19]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src/app/collaborate.sendemail.component.css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0]+[.C20]+[.D20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collaborate.sendemail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1]+[.C21]+[.D21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collaborate.sendemail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2]+[.C22]+[.D22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collaborate.sendmessage.component.cs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+[.C23]+[.D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app/collaborate.sendmessage.component.ht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]+[.C24]+[.D24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collaborate.sendmessag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5]+[.C25]+[.D25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collaborate.taskadd.component.css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26]+[.C26]+[.D26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src/app/collaborate.taskadd.component.html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27]+[.C27]+[.D27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rc/app/collaborate.taskadd.component.ts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[.B28]+[.C28]+[.D28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rc/app/collaborate.tasks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9]+[.C29]+[.D29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rc/app/collaborate.tasks.component.html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B30]+[.C30]+[.D30]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src/app/collaborate.task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B31]+[.C31]+[.D31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rc/app/colour.picker.component.cs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+[.C32]+[.D3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app/colour.picker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3]+[.C33]+[.D33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rc/app/colour.picker.component.ts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34]+[.C34]+[.D3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5]+[.C35]+[.D35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6]+[.C36]+[.D36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[.B37]+[.C37]+[.D37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8]+[.C38]+[.D3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9]+[.C39]+[.D3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B40]+[.C40]+[.D40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41]+[.C41]+[.D41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42]+[.C42]+[.D42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B43]+[.C43]+[.D43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rc/app/dashboard.deleteBulk.component.c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4]+[.C44]+[.D44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shboard.deleteBulk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5]+[.C45]+[.D45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c/app/dashboard.deleteBulk.component.ts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[.B46]+[.C46]+[.D46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B47]+[.C47]+[.D47]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48]+[.C48]+[.D48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formula="of:=[.B49]+[.C49]+[.D49]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0]+[.C50]+[.D50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51]+[.C51]+[.D51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B52]+[.C52]+[.D52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rc/app/dashboard.export.component.css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3]+[.C53]+[.D53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rc/app/dashboard.export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4]+[.C54]+[.D54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export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55]+[.C55]+[.D5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56]+[.C56]+[.D56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57]+[.C57]+[.D57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58]+[.C58]+[.D58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9]+[.C59]+[.D59]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60]+[.C60]+[.D60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[.B61]+[.C61]+[.D61]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62]+[.C62]+[.D62]"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B63]+[.C63]+[.D63]"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64]+[.C64]+[.D64]"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65]+[.C65]+[.D65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6]+[.C66]+[.D66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B67]+[.C67]+[.D6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68]+[.C68]+[.D68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69]+[.C69]+[.D69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72" calcext:value-type="float">
            <text:p>272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formula="of:=[.B70]+[.C70]+[.D70]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71]+[.C71]+[.D71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2]+[.C72]+[.D7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B73]+[.C73]+[.D73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rc/app/dashboard.saveas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74]+[.C74]+[.D74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dashboard.saveas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75]+[.C75]+[.D75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dashboard.saveas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76]+[.C76]+[.D76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77]+[.C77]+[.D77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78]+[.C78]+[.D78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79]+[.C79]+[.D79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shboard.scheduleEdit.component.css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80]+[.C80]+[.D80]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src/app/dashboard.scheduleEdit.component.html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81]+[.C81]+[.D81]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src/app/dashboard.scheduleEdit.component.ts</text:p>
          </table:table-cell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[.B82]+[.C82]+[.D82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83]+[.C83]+[.D83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4]+[.C84]+[.D84]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227" calcext:value-type="float">
            <text:p>227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formula="of:=[.B85]+[.C85]+[.D85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86]+[.C86]+[.D8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7]+[.C87]+[.D87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[.B88]+[.C88]+[.D88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89]+[.C89]+[.D89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90]+[.C90]+[.D90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[.B91]+[.C91]+[.D91]"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2]+[.C92]+[.D92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93]+[.C93]+[.D93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94]+[.C94]+[.D94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95]+[.C95]+[.D95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6]+[.C96]+[.D96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formula="of:=[.B97]+[.C97]+[.D97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8]+[.C98]+[.D98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99]+[.C99]+[.D99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00]+[.C100]+[.D100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1]+[.C101]+[.D101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02]+[.C102]+[.D10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03]+[.C103]+[.D103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04]+[.C104]+[.D104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5]+[.C105]+[.D105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06]+[.C106]+[.D106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rc/app/dashboard.usagestats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7]+[.C107]+[.D107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dashboard.usagesta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08]+[.C108]+[.D108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usagestats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09]+[.C109]+[.D109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ta.businessGlossary.component.css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10]+[.C110]+[.D110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data.businessGlossary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1]+[.C111]+[.D111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c/app/data.businessGlossary.component.ts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112]+[.C112]+[.D112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data.combination.append.component.css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13]+[.C113]+[.D113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rc/app/data.combination.append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14]+[.C114]+[.D114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src/app/data.combination.append.component.ts</text:p>
          </table:table-cell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formula="of:=[.B115]+[.C115]+[.D115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16]+[.C116]+[.D116]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17]+[.C117]+[.D117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[.B118]+[.C118]+[.D118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rc/app/data.datasourceOverview.component.css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119]+[.C119]+[.D119]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rc/app/data.datasourceOverview.component.html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[.B120]+[.C120]+[.D120]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src/app/data.datasourceOverview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formula="of:=[.B121]+[.C121]+[.D121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src/app/data.datasourceUsage.component.css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22]+[.C122]+[.D12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ta.datasourceUsage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23]+[.C123]+[.D123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rc/app/data.datasourceUsage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[.B124]+[.C124]+[.D124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rc/app/data.deleteDatasource.component.css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5]+[.C125]+[.D125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ta.deleteDatasource.component.htm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6]+[.C126]+[.D12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ta.deleteDatasource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B127]+[.C127]+[.D127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rc/app/data.diction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8]+[.C128]+[.D12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data.dictionary.component.ht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9]+[.C129]+[.D129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data.diction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0]+[.C130]+[.D13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ta.direct.export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31]+[.C131]+[.D131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rc/app/data.direct.export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32]+[.C132]+[.D132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rc/app/data.direct.expor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B133]+[.C133]+[.D133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rc/app/data.direct.file.component.css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34]+[.C134]+[.D134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rc/app/data.direct.file.component.html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35]+[.C135]+[.D135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rc/app/data.direct.file.component.ts</text:p>
          </table:table-cell>
          <table:table-cell office:value-type="float" office:value="403" calcext:value-type="float">
            <text:p>40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formula="of:=[.B136]+[.C136]+[.D136]"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src/app/data.direct.import.component.css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37]+[.C137]+[.D137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data.direct.import.component.htm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38]+[.C138]+[.D138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rc/app/data.direct.import.component.ts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[.B139]+[.C139]+[.D139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rc/app/data.direct.Nosql.component.cs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40]+[.C140]+[.D140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rc/app/data.direct.Nosql.component.html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41]+[.C141]+[.D141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rc/app/data.direct.Nosql.component.ts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formula="of:=[.B142]+[.C142]+[.D142]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src/app/data.direct.queryBuilder.component.css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43]+[.C143]+[.D143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rc/app/data.direct.queryBuilder.component.html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44]+[.C144]+[.D144]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src/app/data.direct.queryBuilder.component.ts</text:p>
          </table:table-cell>
          <table:table-cell office:value-type="float" office:value="408" calcext:value-type="float">
            <text:p>408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formula="of:=[.B145]+[.C145]+[.D145]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src/app/data.direct.service.component.css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46]+[.C146]+[.D146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rc/app/data.direct.service.component.htm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47]+[.C147]+[.D147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rc/app/data.direct.servic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148]+[.C148]+[.D148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rc/app/data.direct.sqlEditor.component.css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49]+[.C149]+[.D149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rc/app/data.direct.sqlEditor.component.html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50]+[.C150]+[.D150]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rc/app/data.direct.sqlEditor.component.ts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[.B151]+[.C151]+[.D151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rc/app/data.direct.web.component.css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152]+[.C152]+[.D152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data.direct.web.component.html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53]+[.C153]+[.D153]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rc/app/data.direct.web.component.ts</text:p>
          </table:table-cell>
          <table:table-cell office:value-type="float" office:value="277" calcext:value-type="float">
            <text:p>277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[.B154]+[.C154]+[.D154]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rc/app/data.editDatasource.component.cs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55]+[.C155]+[.D155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data.editDatasource.component.htm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6]+[.C156]+[.D156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rc/app/data.editDatasource.component.ts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[.B157]+[.C157]+[.D157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data.managed.busGlossary.component.css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58]+[.C158]+[.D158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ta.managed.busGlossary.component.htm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9]+[.C159]+[.D159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rc/app/data.managed.busGlossary.component.ts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[.B160]+[.C160]+[.D160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rc/app/data.managed.connection.component.c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61]+[.C161]+[.D16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rc/app/data.managed.connection.component.htm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62]+[.C162]+[.D162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rc/app/data.managed.connection.component.ts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formula="of:=[.B163]+[.C163]+[.D163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rc/app/data.managed.dataDictionary.component.css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64]+[.C164]+[.D164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data.managed.dataDictionary.component.htm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65]+[.C165]+[.D165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data.managed.dataDictionary.component.ts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[.B166]+[.C166]+[.D166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rc/app/data.managed.dataOwnership.component.css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67]+[.C167]+[.D167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rc/app/data.managed.dataOwnership.component.html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68]+[.C168]+[.D168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rc/app/data.managed.dataOwnership.component.ts</text:p>
          </table:table-cell>
          <table:table-cell office:value-type="float" office:value="216" calcext:value-type="float">
            <text:p>216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formula="of:=[.B169]+[.C169]+[.D169]"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src/app/data.managed.dataQuality.component.c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70]+[.C170]+[.D170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src/app/data.managed.dataQuality.component.html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71]+[.C171]+[.D171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rc/app/data.managed.dataQuality.component.ts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[.B172]+[.C172]+[.D172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src/app/data.managed.graphqlEditor.component.css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73]+[.C173]+[.D173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rc/app/data.managed.graphqlEditor.component.html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74]+[.C174]+[.D174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rc/app/data.managed.graphqlEditor.component.ts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[.B175]+[.C175]+[.D175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rc/app/data.managed.neo4jEditor.component.css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76]+[.C176]+[.D176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rc/app/data.managed.neo4jEditor.component.html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77]+[.C177]+[.D177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rc/app/data.managed.neo4jEditor.component.ts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[.B178]+[.C178]+[.D178]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rc/app/data.managed.noSqlEditor.component.css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79]+[.C179]+[.D179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rc/app/data.managed.noSqlEditor.component.html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80]+[.C180]+[.D180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rc/app/data.managed.noSqlEditor.component.ts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[.B181]+[.C181]+[.D181]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rc/app/data.managed.overlayEditor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82]+[.C182]+[.D182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rc/app/data.managed.overlayEditor.component.html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83]+[.C183]+[.D1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rc/app/data.managed.overlayEditor.component.ts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[.B184]+[.C184]+[.D184]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rc/app/data.managed.queryBuilder.component.css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185]+[.C185]+[.D185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src/app/data.managed.queryBuilder.component.html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186]+[.C186]+[.D186]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rc/app/data.managed.queryBuilder.component.ts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B187]+[.C187]+[.D187]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rc/app/data.managed.sqlEditor.component.css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88]+[.C188]+[.D188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rc/app/data.managed.sqlEditor.component.html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89]+[.C189]+[.D189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rc/app/data.managed.sqlEditor.component.ts</text:p>
          </table:table-cell>
          <table:table-cell office:value-type="float" office:value="169" calcext:value-type="float">
            <text:p>16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[.B190]+[.C190]+[.D190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rc/app/data.refresh.once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91]+[.C191]+[.D191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ta.refresh.once.component.htm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92]+[.C192]+[.D192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rc/app/data.refresh.once.component.ts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formula="of:=[.B193]+[.C193]+[.D193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src/app/data.refresh.repeat.component.cs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94]+[.C194]+[.D194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rc/app/data.refresh.repeat.component.htm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95]+[.C195]+[.D195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data.refresh.repeat.component.ts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[.B196]+[.C196]+[.D196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97]+[.C197]+[.D197]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98]+[.C198]+[.D198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99]+[.C199]+[.D199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rc/app/data.summary.component.c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00]+[.C200]+[.D200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data.summary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01]+[.C201]+[.D201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ta.summary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02]+[.C202]+[.D20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data.transformation.component.c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03]+[.C203]+[.D203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rc/app/data.transformation.component.html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04]+[.C204]+[.D204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rc/app/data.transformation.component.ts</text:p>
          </table:table-cell>
          <table:table-cell office:value-type="float" office:value="498" calcext:value-type="float">
            <text:p>498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formula="of:=[.B205]+[.C205]+[.D205]"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206]+[.C206]+[.D206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6348" calcext:value-type="float">
            <text:p>6348</text:p>
          </table:table-cell>
          <table:table-cell office:value-type="float" office:value="1210" calcext:value-type="float">
            <text:p>1210</text:p>
          </table:table-cell>
          <table:table-cell office:value-type="float" office:value="1242" calcext:value-type="float">
            <text:p>1242</text:p>
          </table:table-cell>
          <table:table-cell table:formula="of:=[.B207]+[.C207]+[.D207]"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src/app/groups.component.css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08]+[.C208]+[.D208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group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209]+[.C209]+[.D209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groups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210]+[.C210]+[.D210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11]+[.C211]+[.D21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12]+[.C212]+[.D212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213]+[.C213]+[.D213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4]+[.C214]+[.D2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B215]+[.C215]+[.D215]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16]+[.C216]+[.D216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17]+[.C217]+[.D217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[.B218]+[.C218]+[.D218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19]+[.C219]+[.D219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20]+[.C220]+[.D220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221]+[.C221]+[.D221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22]+[.C222]+[.D222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23]+[.C223]+[.D22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B224]+[.C224]+[.D224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816" calcext:value-type="float">
            <text:p>816</text:p>
          </table:table-cell>
          <table:table-cell office:value-type="float" office:value="577" calcext:value-type="float">
            <text:p>577</text:p>
          </table:table-cell>
          <table:table-cell office:value-type="float" office:value="103" calcext:value-type="float">
            <text:p>103</text:p>
          </table:table-cell>
          <table:table-cell table:formula="of:=[.B225]+[.C225]+[.D225]"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src/app/mypermissions.component.css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26]+[.C226]+[.D226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mypermissions.component.html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27]+[.C227]+[.D227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rc/app/mypermissions.component.ts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B228]+[.C228]+[.D228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29]+[.C229]+[.D229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0]+[.C230]+[.D230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formula="of:=[.B231]+[.C231]+[.D231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32]+[.C232]+[.D23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233]+[.C233]+[.D233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234]+[.C234]+[.D234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[.B235]+[.C235]+[.D235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36]+[.C236]+[.D236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37]+[.C237]+[.D23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38]+[.C238]+[.D238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39]+[.C239]+[.D239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23" calcext:value-type="float">
            <text:p>72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[.B240]+[.C240]+[.D240]"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1292" calcext:value-type="float">
            <text:p>129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formula="of:=[.B241]+[.C241]+[.D241]"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603" calcext:value-type="float">
            <text:p>60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table:formula="of:=[.B242]+[.C242]+[.D242]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43]+[.C243]+[.D24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44]+[.C244]+[.D244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45]+[.C245]+[.D245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246]+[.C246]+[.D246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47]+[.C247]+[.D247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formula="of:=[.B248]+[.C248]+[.D248]"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49]+[.C249]+[.D249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50]+[.C250]+[.D250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251]+[.C251]+[.D251]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52]+[.C252]+[.D252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B253]+[.C253]+[.D253]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359" calcext:value-type="float">
            <text:p>35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table:formula="of:=[.B254]+[.C254]+[.D254]"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55]+[.C255]+[.D255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56]+[.C256]+[.D256]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7]+[.C257]+[.D257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58]+[.C258]+[.D258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59]+[.C259]+[.D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B260]+[.C260]+[.D260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261]+[.C261]+[.D261]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B262]+[.C262]+[.D262]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251" calcext:value-type="float">
            <text:p>25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formula="of:=[.B263]+[.C263]+[.D263]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B264]+[.C264]+[.D264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65]+[.C265]+[.D265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266]+[.C266]+[.D26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67]+[.C267]+[.D26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68]+[.C268]+[.D268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user.palette.buttonbar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B269]+[.C269]+[.D269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rc/app/user.palette.buttonbar.component.htm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70]+[.C270]+[.D270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rc/app/user.palette.buttonbar.component.ts</text:p>
          </table:table-cell>
          <table:table-cell office:value-type="float" office:value="261" calcext:value-type="float">
            <text:p>261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formula="of:=[.B271]+[.C271]+[.D271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src/app/users.component.css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272]+[.C272]+[.D272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users.component.html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B273]+[.C273]+[.D273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users.component.ts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B274]+[.C274]+[.D274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rc/app/widget.annotations.component.css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75]+[.C275]+[.D275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rc/app/widget.annotations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76]+[.C276]+[.D276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rc/app/widget.annotations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77]+[.C277]+[.D277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78]+[.C278]+[.D278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279]+[.C279]+[.D279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[.B280]+[.C280]+[.D280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281]+[.C281]+[.D281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282]+[.C282]+[.D282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formula="of:=[.B283]+[.C283]+[.D283]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84]+[.C284]+[.D28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85]+[.C285]+[.D285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86]+[.C286]+[.D286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widget.description.component.css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287]+[.C287]+[.D287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rc/app/widget.description.component.htm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288]+[.C288]+[.D288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rc/app/widget.description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89]+[.C289]+[.D289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290]+[.C290]+[.D290]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B291]+[.C291]+[.D291]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603" calcext:value-type="float">
            <text:p>603</text:p>
          </table:table-cell>
          <table:table-cell office:value-type="float" office:value="127" calcext:value-type="float">
            <text:p>127</text:p>
          </table:table-cell>
          <table:table-cell office:value-type="float" office:value="173" calcext:value-type="float">
            <text:p>173</text:p>
          </table:table-cell>
          <table:table-cell table:formula="of:=[.B292]+[.C292]+[.D292]"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93]+[.C293]+[.D293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94]+[.C294]+[.D294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95]+[.C295]+[.D295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296]+[.C296]+[.D296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97]+[.C297]+[.D29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B298]+[.C298]+[.D298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rc/app/widget.links.component.cs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299]+[.C299]+[.D299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rc/app/widget.links.component.htm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00]+[.C300]+[.D30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rc/app/widget.links.component.ts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B301]+[.C301]+[.D301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widget.refresh.component.c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02]+[.C302]+[.D302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widget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03]+[.C303]+[.D30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widget.refresh.component.t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5]+[.C305]+[.D30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06]+[.C306]+[.D30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B307]+[.C307]+[.D307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08]+[.C308]+[.D30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09]+[.C309]+[.D309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10]+[.C310]+[.D310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311]+[.C311]+[.D311]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312]+[.C312]+[.D312]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[.B313]+[.C313]+[.D313]" office:value-type="float" office:value="223" calcext:value-type="float">
            <text:p>223</text:p>
          </table:table-cell>
        </table:table-row>
        <table:table-row table:style-name="ro1">
          <table:table-cell/>
          <table:table-cell table:style-name="ce1" table:formula="of:=SUM([.B2:.B313])" office:value-type="float" office:value="57865" calcext:value-type="float">
            <text:p>57865</text:p>
          </table:table-cell>
          <table:table-cell table:style-name="ce1" table:formula="of:=SUM([.C2:.C313])" office:value-type="float" office:value="5789" calcext:value-type="float">
            <text:p>5789</text:p>
          </table:table-cell>
          <table:table-cell table:style-name="ce1" table:formula="of:=SUM([.D2:.D313])" office:value-type="float" office:value="9841" calcext:value-type="float">
            <text:p>9841</text:p>
          </table:table-cell>
          <table:table-cell table:style-name="ce1" table:formula="of:=SUM([.E2:.E313])" office:value-type="float" office:value="73495" calcext:value-type="float">
            <text:p>73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5T19:42:49.225760033</dc:date>
    <dc:creator>Dr Jannie Immelman</dc:creator>
    <meta:editing-duration>PT4M29S</meta:editing-duration>
    <meta:editing-cycles>1</meta:editing-cycles>
    <meta:document-statistic meta:table-count="1" meta:cell-count="1569" meta:object-count="0"/>
    <meta:generator>LibreOffice/5.1.6.2$Linux_X86_64 LibreOffice_project/10m0$Build-2</meta:generator>
  </office:meta>
</office:document-meta>
</file>